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6eeb9c" officeooo:paragraph-rsid="006eeb9c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7d163f" officeooo:paragraph-rsid="007d163f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7dae54" officeooo:paragraph-rsid="007dae54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7deb56" officeooo:paragraph-rsid="007deb56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7deb56" officeooo:paragraph-rsid="007f1cb4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14cc" officeooo:paragraph-rsid="008214cc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5c450" officeooo:paragraph-rsid="0085c45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5c450" officeooo:paragraph-rsid="00865879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5c450" officeooo:paragraph-rsid="008bb7d1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85c450" officeooo:paragraph-rsid="008f5981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language="ru" fo:country="RU" officeooo:rsid="0025f185" officeooo:paragraph-rsid="0025f185"/>
    </style:style>
    <style:style style:name="P31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32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33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34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35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36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37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38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39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41" style:family="paragraph" style:parent-style-name="Standard">
      <style:text-properties fo:language="ru" fo:country="RU" fo:font-weight="normal" officeooo:rsid="0073d41d" officeooo:paragraph-rsid="006eeb9c" style:font-weight-asian="normal" style:font-weight-complex="normal"/>
    </style:style>
    <style:style style:name="P42" style:family="paragraph" style:parent-style-name="Standard">
      <style:text-properties fo:language="ru" fo:country="RU" officeooo:rsid="003b3afd" officeooo:paragraph-rsid="003b3afd"/>
    </style:style>
    <style:style style:name="P43" style:family="paragraph" style:parent-style-name="Standard">
      <style:text-properties fo:language="ru" fo:country="RU" officeooo:rsid="003eeb32" officeooo:paragraph-rsid="003eeb32"/>
    </style:style>
    <style:style style:name="P44" style:family="paragraph" style:parent-style-name="Standard">
      <style:text-properties officeooo:rsid="0029ed6a" officeooo:paragraph-rsid="0029ed6a"/>
    </style:style>
    <style:style style:name="P45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46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47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8f5981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style:font-name="Times New Roman" fo:font-size="14pt" fo:language="en" fo:country="US" fo:font-weight="normal" officeooo:rsid="0085c450" officeooo:paragraph-rsid="0093d9c5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Times New Roman" fo:font-size="14pt" fo:language="en" fo:country="US" fo:font-weight="normal" officeooo:rsid="00943a0f" officeooo:paragraph-rsid="00943a0f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Times New Roman" fo:font-size="14pt" fo:language="en" fo:country="US" fo:font-weight="normal" officeooo:rsid="0097c147" officeooo:paragraph-rsid="0097c147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style:font-name="Times New Roman" fo:font-size="14pt" fo:language="en" fo:country="US" fo:font-weight="normal" officeooo:rsid="009d05e2" officeooo:paragraph-rsid="009d05e2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style:font-name="Times New Roman" fo:font-size="14pt" fo:language="en" fo:country="US" fo:font-weight="normal" officeooo:rsid="00a42c81" officeooo:paragraph-rsid="00a42c81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loext:opacity="100%" style:font-name="Times New Roman" fo:font-size="14pt" fo:language="en" fo:country="US" fo:font-weight="normal" officeooo:rsid="00a51a6b" officeooo:paragraph-rsid="00a51a6b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style:font-name="Times New Roman" fo:font-size="14pt" fo:language="ru" fo:country="RU" fo:font-weight="normal" officeooo:rsid="00985071" officeooo:paragraph-rsid="0097c147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a31515" loext:opacity="100%" style:font-name="Cascadia Mono" fo:font-size="9.5pt" fo:language="en" fo:country="US" fo:font-weight="normal" officeooo:rsid="00a1ff68" officeooo:paragraph-rsid="009d05e2" style:font-size-asian="9.5pt" style:font-weight-asian="normal" style:font-size-complex="14pt" style:font-weight-complex="normal"/>
    </style:style>
    <style:style style:name="P56" style:family="paragraph" style:parent-style-name="Standard">
      <style:text-properties fo:color="#a31515" loext:opacity="100%" style:font-name="Cascadia Mono" fo:font-size="9.5pt" fo:language="en" fo:country="US" fo:font-weight="normal" officeooo:rsid="00a42c81" officeooo:paragraph-rsid="00a42c81" style:font-size-asian="9.5pt" style:font-weight-asian="normal" style:font-size-complex="14pt" style:font-weight-complex="normal"/>
    </style:style>
    <style:style style:name="P57" style:family="paragraph" style:parent-style-name="Standard">
      <style:text-properties fo:color="#a31515" loext:opacity="100%" style:font-name="Cascadia Mono" fo:font-size="9.5pt" fo:language="en" fo:country="US" fo:font-weight="normal" officeooo:rsid="00a8b793" officeooo:paragraph-rsid="00a8b793" style:font-size-asian="9.5pt" style:font-weight-asian="normal" style:font-size-complex="14pt" style:font-weight-complex="normal"/>
    </style:style>
    <style:style style:name="P58" style:family="paragraph" style:parent-style-name="Standard">
      <style:text-properties fo:color="#a31515" loext:opacity="100%" style:font-name="Cascadia Mono" fo:font-size="9.5pt" fo:language="en" fo:country="US" fo:font-weight="normal" officeooo:rsid="00a976ce" officeooo:paragraph-rsid="00a976ce" style:font-size-asian="9.5pt" style:font-weight-asian="normal" style:font-size-complex="14pt" style:font-weight-complex="normal"/>
    </style:style>
    <style:style style:name="P59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b5170" style:font-size-asian="9.5pt" style:font-weight-asian="normal" style:font-size-complex="14pt" style:font-weight-complex="normal"/>
    </style:style>
    <style:style style:name="P60" style:family="paragraph" style:parent-style-name="Standard">
      <style:text-properties fo:color="#a31515" loext:opacity="100%" style:font-name="Cascadia Mono" fo:font-size="9.5pt" fo:language="en" fo:country="US" fo:font-weight="normal" officeooo:rsid="00ab5170" officeooo:paragraph-rsid="00ad6a40" style:font-size-asian="9.5pt" style:font-weight-asian="normal" style:font-size-complex="14pt" style:font-weight-complex="normal"/>
    </style:style>
    <style:style style:name="P61" style:family="paragraph" style:parent-style-name="Standard">
      <style:text-properties fo:color="#a31515" loext:opacity="100%" style:font-name="Cascadia Mono" fo:font-size="9.5pt" fo:language="en" fo:country="US" fo:font-weight="normal" officeooo:rsid="00ad6a40" officeooo:paragraph-rsid="00ad6a40" style:font-size-asian="9.5pt" style:font-weight-asian="normal" style:font-size-complex="14pt" style:font-weight-complex="normal"/>
    </style:style>
    <style:style style:name="P62" style:family="paragraph" style:parent-style-name="Standard">
      <style:text-properties fo:color="#a31515" loext:opacity="100%" style:font-name="Cascadia Mono" fo:font-size="9.5pt" fo:language="en" fo:country="US" fo:font-weight="normal" officeooo:rsid="00b09a07" officeooo:paragraph-rsid="00b09a07" style:font-size-asian="9.5pt" style:font-weight-asian="normal" style:font-size-complex="14pt" style:font-weight-complex="normal"/>
    </style:style>
    <style:style style:name="P63" style:family="paragraph" style:parent-style-name="Standard">
      <style:text-properties fo:color="#a31515" loext:opacity="100%" style:font-name="Cascadia Mono" fo:font-size="9.5pt" fo:language="en" fo:country="US" fo:font-weight="normal" officeooo:rsid="00b2e488" officeooo:paragraph-rsid="00b2e488" style:font-size-asian="9.5pt" style:font-weight-asian="normal" style:font-size-complex="14pt" style:font-weight-complex="normal"/>
    </style:style>
    <style:style style:name="P64" style:family="paragraph" style:parent-style-name="Standard">
      <style:text-properties fo:color="#a31515" loext:opacity="100%" style:font-name="Cascadia Mono" fo:font-size="9.5pt" fo:language="en" fo:country="US" fo:font-weight="normal" officeooo:rsid="00b55c8b" officeooo:paragraph-rsid="00b55c8b" style:font-size-asian="9.5pt" style:font-weight-asian="normal" style:font-size-complex="14pt" style:font-weight-complex="normal"/>
    </style:style>
    <style:style style:name="P65" style:family="paragraph" style:parent-style-name="Standard">
      <style:text-properties fo:color="#a31515" loext:opacity="100%" style:font-name="Cascadia Mono" fo:font-size="9.5pt" fo:language="en" fo:country="US" fo:font-weight="normal" officeooo:rsid="00b79993" officeooo:paragraph-rsid="00b79993" style:font-size-asian="9.5pt" style:font-weight-asian="normal" style:font-size-complex="14pt" style:font-weight-complex="normal"/>
    </style:style>
    <style:style style:name="P66" style:family="paragraph" style:parent-style-name="Standard">
      <style:text-properties fo:color="#a31515" loext:opacity="100%" style:font-name="Cascadia Mono" fo:font-size="9.5pt" fo:language="en" fo:country="US" fo:font-weight="normal" officeooo:rsid="00b873ea" officeooo:paragraph-rsid="00b873ea" style:font-size-asian="9.5pt" style:font-weight-asian="normal" style:font-size-complex="14pt" style:font-weight-complex="normal"/>
    </style:style>
    <style:style style:name="P67" style:family="paragraph" style:parent-style-name="Standard">
      <style:text-properties fo:color="#a31515" loext:opacity="100%" style:font-name="Cascadia Mono" fo:font-size="9.5pt" fo:language="en" fo:country="US" fo:font-weight="normal" officeooo:rsid="00b8f698" officeooo:paragraph-rsid="00b8f698" style:font-size-asian="9.5pt" style:font-weight-asian="normal" style:font-size-complex="14pt" style:font-weight-complex="normal"/>
    </style:style>
    <style:style style:name="P68" style:family="paragraph" style:parent-style-name="Standard">
      <style:text-properties fo:color="#a31515" loext:opacity="100%" style:font-name="Cascadia Mono" fo:font-size="9.5pt" fo:language="en" fo:country="US" fo:font-weight="normal" officeooo:rsid="00bac775" officeooo:paragraph-rsid="00bac775" style:font-size-asian="9.5pt" style:font-weight-asian="normal" style:font-size-complex="14pt" style:font-weight-complex="normal"/>
    </style:style>
    <style:style style:name="P69" style:family="paragraph" style:parent-style-name="Standard">
      <style:text-properties fo:color="#a31515" loext:opacity="100%" style:font-name="Cascadia Mono" fo:font-size="9.5pt" fo:language="en" fo:country="US" fo:font-weight="normal" officeooo:rsid="00bc7426" officeooo:paragraph-rsid="00c0e762" style:font-size-asian="9.5pt" style:font-weight-asian="normal" style:font-size-complex="14pt" style:font-weight-complex="normal"/>
    </style:style>
    <style:style style:name="P70" style:family="paragraph" style:parent-style-name="Standard">
      <style:text-properties fo:color="#a31515" loext:opacity="100%" style:font-name="Cascadia Mono" fo:font-size="9.5pt" fo:language="ru" fo:country="RU" fo:font-weight="normal" officeooo:rsid="00a51a6b" officeooo:paragraph-rsid="00a51a6b" style:font-size-asian="9.5pt" style:font-weight-asian="normal" style:font-size-complex="14pt" style:font-weight-complex="normal"/>
    </style:style>
    <style:style style:name="P71" style:family="paragraph" style:parent-style-name="Standard">
      <style:text-properties fo:color="#a31515" loext:opacity="100%" style:font-name="Cascadia Mono" fo:font-size="9.5pt" fo:language="ru" fo:country="RU" fo:font-weight="normal" officeooo:rsid="00ab9971" officeooo:paragraph-rsid="00ab5170" style:font-size-asian="9.5pt" style:font-weight-asian="normal" style:font-size-complex="14pt" style:font-weight-complex="normal"/>
    </style:style>
    <style:style style:name="P72" style:family="paragraph" style:parent-style-name="Standard">
      <style:text-properties fo:color="#a31515" loext:opacity="100%" style:font-name="Cascadia Mono" fo:font-size="9.5pt" fo:language="ru" fo:country="RU" fo:font-weight="normal" officeooo:rsid="00b16c67" officeooo:paragraph-rsid="00b09a07" style:font-size-asian="9.5pt" style:font-weight-asian="normal" style:font-size-complex="14pt" style:font-weight-complex="normal"/>
    </style:style>
    <style:style style:name="P73" style:family="paragraph" style:parent-style-name="Standard">
      <style:text-properties fo:color="#a31515" loext:opacity="100%" style:font-name="Cascadia Mono" fo:font-size="9.5pt" fo:language="ru" fo:country="RU" fo:font-weight="normal" officeooo:rsid="00b873ea" officeooo:paragraph-rsid="00b873ea" style:font-size-asian="9.5pt" style:font-weight-asian="normal" style:font-size-complex="14pt" style:font-weight-complex="normal"/>
    </style:style>
    <style:style style:name="P74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75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76" style:family="paragraph" style:parent-style-name="Standard">
      <style:text-properties fo:color="#a31515" loext:opacity="100%" style:font-name="Cascadia Mono" fo:font-size="9.5pt" fo:language="en" fo:country="US" fo:font-weight="normal" officeooo:rsid="00bac775" officeooo:paragraph-rsid="00bac775" style:font-size-asian="9.5pt" style:font-weight-asian="normal" style:font-size-complex="14pt" style:font-weight-complex="normal"/>
    </style:style>
    <style:style style:name="P77" style:family="paragraph" style:parent-style-name="Standard">
      <style:text-properties fo:color="#a31515" loext:opacity="100%" style:font-name="Cascadia Mono" fo:font-size="9.5pt" fo:language="en" fo:country="US" fo:font-weight="normal" officeooo:rsid="00c27a47" officeooo:paragraph-rsid="00c27a47" style:font-size-asian="9.5pt" style:font-weight-asian="normal" style:font-size-complex="14pt" style:font-weight-complex="normal"/>
    </style:style>
    <style:style style:name="P78" style:family="paragraph" style:parent-style-name="Standard">
      <style:text-properties fo:color="#a31515" loext:opacity="100%" style:font-name="Cascadia Mono" fo:font-size="9.5pt" fo:language="en" fo:country="US" fo:font-weight="normal" officeooo:rsid="00c539d4" officeooo:paragraph-rsid="00c539d4" style:font-size-asian="9.5pt" style:font-weight-asian="normal" style:font-size-complex="14pt" style:font-weight-complex="normal"/>
    </style:style>
    <style:style style:name="P79" style:family="paragraph" style:parent-style-name="Standard">
      <style:text-properties fo:color="#a31515" loext:opacity="100%" style:font-name="Cascadia Mono" fo:font-size="9.5pt" fo:language="en" fo:country="US" fo:font-weight="normal" officeooo:rsid="00c847fa" officeooo:paragraph-rsid="00c847fa" style:font-size-asian="9.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fo:language="ru" fo:country="RU" officeooo:rsid="0073d41d"/>
    </style:style>
    <style:style style:name="T24" style:family="text">
      <style:text-properties fo:language="ru" fo:country="RU" officeooo:rsid="00769eac"/>
    </style:style>
    <style:style style:name="T25" style:family="text">
      <style:text-properties fo:language="ru" fo:country="RU" officeooo:rsid="00776463"/>
    </style:style>
    <style:style style:name="T26" style:family="text">
      <style:text-properties fo:language="ru" fo:country="RU" officeooo:rsid="007a3ac3"/>
    </style:style>
    <style:style style:name="T27" style:family="text">
      <style:text-properties fo:language="ru" fo:country="RU" officeooo:rsid="007bd434"/>
    </style:style>
    <style:style style:name="T28" style:family="text">
      <style:text-properties fo:language="ru" fo:country="RU" officeooo:rsid="007f1cb4"/>
    </style:style>
    <style:style style:name="T29" style:family="text">
      <style:text-properties fo:language="ru" fo:country="RU" officeooo:rsid="00824178"/>
    </style:style>
    <style:style style:name="T30" style:family="text">
      <style:text-properties fo:language="ru" fo:country="RU" officeooo:rsid="00865879"/>
    </style:style>
    <style:style style:name="T31" style:family="text">
      <style:text-properties fo:language="ru" fo:country="RU" officeooo:rsid="009056a6"/>
    </style:style>
    <style:style style:name="T32" style:family="text">
      <style:text-properties fo:language="ru" fo:country="RU" officeooo:rsid="0096b69f"/>
    </style:style>
    <style:style style:name="T33" style:family="text">
      <style:text-properties fo:language="ru" fo:country="RU" officeooo:rsid="00985071"/>
    </style:style>
    <style:style style:name="T34" style:family="text">
      <style:text-properties fo:language="ru" fo:country="RU" officeooo:rsid="009a526b"/>
    </style:style>
    <style:style style:name="T35" style:family="text">
      <style:text-properties fo:language="ru" fo:country="RU" officeooo:rsid="009efc4d"/>
    </style:style>
    <style:style style:name="T36" style:family="text">
      <style:text-properties fo:language="ru" fo:country="RU" officeooo:rsid="00a187a6"/>
    </style:style>
    <style:style style:name="T37" style:family="text">
      <style:text-properties fo:language="ru" fo:country="RU" officeooo:rsid="00a236e6"/>
    </style:style>
    <style:style style:name="T38" style:family="text">
      <style:text-properties fo:language="ru" fo:country="RU" officeooo:rsid="00a9d572"/>
    </style:style>
    <style:style style:name="T39" style:family="text">
      <style:text-properties fo:language="ru" fo:country="RU" officeooo:rsid="00ab9971"/>
    </style:style>
    <style:style style:name="T40" style:family="text">
      <style:text-properties fo:language="ru" fo:country="RU" officeooo:rsid="00aed2c0"/>
    </style:style>
    <style:style style:name="T41" style:family="text">
      <style:text-properties fo:language="ru" fo:country="RU" officeooo:rsid="00afe080"/>
    </style:style>
    <style:style style:name="T42" style:family="text">
      <style:text-properties fo:language="ru" fo:country="RU" officeooo:rsid="00b16c67"/>
    </style:style>
    <style:style style:name="T43" style:family="text">
      <style:text-properties fo:language="ru" fo:country="RU" officeooo:rsid="00b32bb8"/>
    </style:style>
    <style:style style:name="T44" style:family="text">
      <style:text-properties fo:language="ru" fo:country="RU" officeooo:rsid="00b97294"/>
    </style:style>
    <style:style style:name="T45" style:family="text">
      <style:text-properties fo:language="ru" fo:country="RU" officeooo:rsid="00be294a"/>
    </style:style>
    <style:style style:name="T46" style:family="text">
      <style:text-properties fo:language="ru" fo:country="RU" officeooo:rsid="00c0e762"/>
    </style:style>
    <style:style style:name="T47" style:family="text">
      <style:text-properties fo:language="ru" fo:country="RU" officeooo:rsid="00c1fa6b"/>
    </style:style>
    <style:style style:name="T48" style:family="text">
      <style:text-properties fo:language="ru" fo:country="RU" officeooo:rsid="00c33c93"/>
    </style:style>
    <style:style style:name="T49" style:family="text">
      <style:text-properties fo:language="ru" fo:country="RU" officeooo:rsid="00c5ac97"/>
    </style:style>
    <style:style style:name="T50" style:family="text">
      <style:text-properties fo:language="ru" fo:country="RU" officeooo:rsid="00c75a22"/>
    </style:style>
    <style:style style:name="T51" style:family="text">
      <style:text-properties officeooo:rsid="00244f31"/>
    </style:style>
    <style:style style:name="T52" style:family="text">
      <style:text-properties officeooo:rsid="0029ed6a"/>
    </style:style>
    <style:style style:name="T53" style:family="text">
      <style:text-properties officeooo:rsid="002a8c42"/>
    </style:style>
    <style:style style:name="T54" style:family="text">
      <style:text-properties officeooo:rsid="002b703e"/>
    </style:style>
    <style:style style:name="T55" style:family="text">
      <style:text-properties officeooo:rsid="002f1317"/>
    </style:style>
    <style:style style:name="T56" style:family="text">
      <style:text-properties fo:color="#000000" loext:opacity="100%" style:font-name="Cascadia Mono" fo:font-size="9.5pt" style:font-size-asian="9.5pt"/>
    </style:style>
    <style:style style:name="T57" style:family="text">
      <style:text-properties fo:color="#000000" loext:opacity="100%" style:font-name="Cascadia Mono" fo:font-size="9.5pt" officeooo:rsid="00314d7d" style:font-size-asian="9.5pt"/>
    </style:style>
    <style:style style:name="T58" style:family="text">
      <style:text-properties fo:color="#000000" loext:opacity="100%" style:font-name="Cascadia Mono" fo:font-size="9.5pt" officeooo:rsid="0032e43f" style:font-size-asian="9.5pt"/>
    </style:style>
    <style:style style:name="T59" style:family="text">
      <style:text-properties fo:color="#0000ff" loext:opacity="100%" style:font-name="Cascadia Mono" fo:font-size="9.5pt" style:font-size-asian="9.5pt"/>
    </style:style>
    <style:style style:name="T60" style:family="text">
      <style:text-properties officeooo:rsid="0034f73a"/>
    </style:style>
    <style:style style:name="T61" style:family="text">
      <style:text-properties officeooo:rsid="00397ec1"/>
    </style:style>
    <style:style style:name="T62" style:family="text">
      <style:text-properties officeooo:rsid="003bad6b"/>
    </style:style>
    <style:style style:name="T63" style:family="text">
      <style:text-properties officeooo:rsid="003d12ea"/>
    </style:style>
    <style:style style:name="T64" style:family="text">
      <style:text-properties officeooo:rsid="004d4852"/>
    </style:style>
    <style:style style:name="T65" style:family="text">
      <style:text-properties officeooo:rsid="0053a635"/>
    </style:style>
    <style:style style:name="T66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67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68" style:family="text">
      <style:text-properties officeooo:rsid="005c9ef1"/>
    </style:style>
    <style:style style:name="T69" style:family="text">
      <style:text-properties officeooo:rsid="00662e8d"/>
    </style:style>
    <style:style style:name="T70" style:family="text">
      <style:text-properties officeooo:rsid="0069765b"/>
    </style:style>
    <style:style style:name="T71" style:family="text">
      <style:text-properties officeooo:rsid="006eeb9c"/>
    </style:style>
    <style:style style:name="T72" style:family="text">
      <style:text-properties officeooo:rsid="0070b3c5"/>
    </style:style>
    <style:style style:name="T73" style:family="text">
      <style:text-properties officeooo:rsid="00720d33"/>
    </style:style>
    <style:style style:name="T74" style:family="text">
      <style:text-properties officeooo:rsid="0073d41d"/>
    </style:style>
    <style:style style:name="T75" style:family="text">
      <style:text-properties officeooo:rsid="00769eac"/>
    </style:style>
    <style:style style:name="T76" style:family="text">
      <style:text-properties officeooo:rsid="00776463"/>
    </style:style>
    <style:style style:name="T77" style:family="text">
      <style:text-properties officeooo:rsid="007f1cb4"/>
    </style:style>
    <style:style style:name="T78" style:family="text">
      <style:text-properties officeooo:rsid="00824178"/>
    </style:style>
    <style:style style:name="T79" style:family="text">
      <style:text-properties officeooo:rsid="00865879"/>
    </style:style>
    <style:style style:name="T80" style:family="text">
      <style:text-properties style:text-underline-style="solid" style:text-underline-type="double" style:text-underline-width="auto" style:text-underline-color="font-color"/>
    </style:style>
    <style:style style:name="T81" style:family="text">
      <style:text-properties officeooo:rsid="00960206"/>
    </style:style>
    <style:style style:name="T82" style:family="text">
      <style:text-properties officeooo:rsid="0096b69f"/>
    </style:style>
    <style:style style:name="T83" style:family="text">
      <style:text-properties officeooo:rsid="0097b7a7"/>
    </style:style>
    <style:style style:name="T84" style:family="text">
      <style:text-properties officeooo:rsid="009efc4d"/>
    </style:style>
    <style:style style:name="T85" style:family="text">
      <style:text-properties fo:color="#a31515" loext:opacity="100%" style:font-name="Cascadia Mono" fo:font-size="9.5pt" style:font-size-asian="9.5pt"/>
    </style:style>
    <style:style style:name="T86" style:family="text">
      <style:text-properties fo:color="#a31515" loext:opacity="100%" style:font-name="Cascadia Mono" fo:font-size="9.5pt" officeooo:rsid="00a1ff68" style:font-size-asian="9.5pt"/>
    </style:style>
    <style:style style:name="T87" style:family="text">
      <style:text-properties fo:color="#a31515" loext:opacity="100%" style:font-name="Cascadia Mono" fo:font-size="9.5pt" fo:language="ru" fo:country="RU" style:font-size-asian="9.5pt"/>
    </style:style>
    <style:style style:name="T88" style:family="text">
      <style:text-properties fo:color="#a31515" loext:opacity="100%" style:font-name="Cascadia Mono" fo:font-size="9.5pt" fo:language="ru" fo:country="RU" officeooo:rsid="00a1ff68" style:font-size-asian="9.5pt"/>
    </style:style>
    <style:style style:name="T89" style:family="text">
      <style:text-properties officeooo:rsid="00a9d572"/>
    </style:style>
    <style:style style:name="T90" style:family="text">
      <style:text-properties officeooo:rsid="00b32bb8"/>
    </style:style>
    <style:style style:name="T91" style:family="text">
      <style:text-properties officeooo:rsid="00b97294"/>
    </style:style>
    <style:style style:name="T92" style:family="text">
      <style:text-properties officeooo:rsid="00bac775"/>
    </style:style>
    <style:style style:name="T93" style:family="text">
      <style:text-properties officeooo:rsid="00bfae48"/>
    </style:style>
    <style:style style:name="T94" style:family="text">
      <style:text-properties officeooo:rsid="00c1fa6b"/>
    </style:style>
    <style:style style:name="T95" style:family="text">
      <style:text-properties officeooo:rsid="00c33c93"/>
    </style:style>
    <style:style style:name="T96" style:family="text">
      <style:text-properties officeooo:rsid="00c5ac97"/>
    </style:style>
    <style:style style:name="T97" style:family="text">
      <style:text-properties officeooo:rsid="00c75a22"/>
    </style:style>
    <style:style style:name="T98" style:family="text">
      <style:text-properties officeooo:rsid="00ca00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42">Скрипт для атаки. Из него будет сформирован <text:span text:style-name="T1">Scriptableobject.</text:span></text:p>
      <text:p text:style-name="P42">- В стойку атаки можно войти, выйти, и обновить действие при входе (<text:span text:style-name="T1">update).</text:span></text:p>
      <text:p text:style-name="P42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42">- <text:span text:style-name="T62">чистит список в </text:span><text:span text:style-name="T5">attackManager</text:span></text:p>
      <text:p text:style-name="P42"><text:span text:style-name="T5">- </text:span><text:span text:style-name="T63">Добавили СЮДА </text:span><text:span text:style-name="T6">deathanimator?</text:span></text:p>
      <text:p text:style-name="Standard"/>
      <text:p text:style-name="P43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64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44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29">AttackManager (singleton) - </text:p>
      <text:p text:style-name="Standard"><text:span text:style-name="T10">Хранилище</text:span> списк<text:span text:style-name="T61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29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51">cs</text:span></text:p>
      <text:p text:style-name="P30">В <text:span text:style-name="T1">Damage Detector – </text:span>применяем аниматор смерти.</text:p>
      <text:p text:style-name="P30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52">(singleton)</text:span></text:p>
      <text:p text:style-name="P31">Содержит словарь листов <text:span text:style-name="T1">pullobject’</text:span>ов. <text:span text:style-name="T54">Может пополнять список при необходимости.</text:span></text:p>
      <text:p text:style-name="P31"><text:span text:style-name="T53">Содержит</text:span> метод <text:span text:style-name="T1">Instantiate </text:span>из <text:span text:style-name="T1">Pull object loader. </text:span><text:span text:style-name="T53">(Вызывается в </text:span><text:span text:style-name="T4">Attack)</text:span></text:p>
      <text:p text:style-name="P34">В листах <text:span text:style-name="T1">pullobject</text:span>ов хранятся свободные под пулл объекты, а не занятые. Потому </text:p>
      <text:p text:style-name="P34"><text:span text:style-name="T56"><text:s text:c="2"/></text:span><text:span text:style-name="T59">public</text:span><text:span text:style-name="T56"> GameObject GetObject (PoolObjectType objType) <text:s/>используется, когда, напр, патрону нужно выделить пул. </text:span></text:p>
      <text:p text:style-name="P34"><text:span text:style-name="T56">Когда патрон исчезнет, пул вернется в лис</text:span><text:span text:style-name="T57">т и задизейблится </text:span><text:span text:style-name="T58">( </text:span><text:span text:style-name="T59">public</text:span><text:span text:style-name="T56"> </text:span><text:span text:style-name="T59">void</text:span><text:span text:style-name="T56"> AddObject (PoolObject obj)</text:span><text:span text:style-name="T58">).</text:span></text:p>
      <text:p text:style-name="P10"/>
      <text:p text:style-name="P7"/>
      <text:p text:style-name="P3">Failsafe?</text:p>
      <text:p text:style-name="P32">Если <text:span text:style-name="T1">Poolobjct </text:span>не зареган в <text:span text:style-name="T1">Pull Manager, </text:span>то он должен быть по умочанию отключен. </text:p>
      <text:p text:style-name="P35">Пример был, что если 2 персонажа бьют друг друга, то не идет аптдейт <text:span text:style-name="T60">после смерти и создается 2 пула?</text:span></text:p>
      <text:p text:style-name="P33">Создали через корутины, грубо говоря, время жизни для <text:span text:style-name="T1">pull object, </text:span>чтобы они дохли <text:span text:style-name="T55">через таймер</text:span>, даже если игрок не апдейтится.</text:p>
      <text:p text:style-name="P7"/>
      <text:p text:style-name="P7"/>
      <text:h text:style-name="P74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36">Дано: знание какие чужик коллайдеры нас задевают</text:p>
      <text:p text:style-name="P36">Задача: понять какие из наших коллайдеров задеты.</text:p>
      <text:p text:style-name="P36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65">apply) </text:span></text:p>
      <text:p text:style-name="P11"/>
      <text:p text:style-name="P39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37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75" text:outline-level="1">#19 Assigning Death Animations</text:h>
      <text:p text:style-name="P45">setting up DeathAnimationManager.cs </text:p>
      <text:p text:style-name="P38"><text:span text:style-name="T67"><text:s/></text:span><text:span text:style-name="T66">downloading/importing animations</text:span><text:span text:style-name="T67"> <text:s/></text:span></text:p>
      <text:p text:style-name="P38"><text:span text:style-name="T66">assigning a death animation to body parts</text:span><text:span text:style-name="T67"> <text:s/></text:span></text:p>
      <text:p text:style-name="P38"><text:span text:style-name="T66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40"/>
      <text:p text:style-name="P12">DeathAnimationLoader -<text:span text:style-name="T18">список всех доступных анимаций смерти, из которого </text:span><text:span text:style-name="T68">death animation manager </text:span><text:span text:style-name="T18">будет подсасывать анимации в зависимости от поврежденной часть (</text:span><text:span text:style-name="T68">upper, arm, etc..)</text:span></text:p>
      <text:p text:style-name="P12"><text:soft-page-break/></text:p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46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70">cameramanager</text:span></text:p>
      <text:p text:style-name="P15"/>
      <text:p text:style-name="P17">Cameramanager – <text:span text:style-name="T19">отвечает за переключения камерами через </text:span><text:span text:style-name="T69">CameraController <text:s/></text:span></text:p>
      <text:p text:style-name="P17"/>
      <text:p text:style-name="P18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18"/>
      <text:p text:style-name="P19">#31 Character Select</text:p>
      <text:p text:style-name="P19"/>
      <text:p text:style-name="P19">MouseControl.cs – <text:span text:style-name="T9">определяет есть ли под указателем (</text:span>raycast) <text:span text:style-name="T9">игрок, и если есть определеяет его тип (пока реализовано как цвет </text:span><text:span text:style-name="T72">charactercontrol.playablecharactertyp</text:span><text:span text:style-name="T73">e</text:span><text:span text:style-name="T9">). </text:span><text:span text:style-name="T26">При нажатии левой клавиши п</text:span><text:span text:style-name="T23">ередает данные в </text:span><text:span text:style-name="T74">CharacterSelect</text:span><text:span text:style-name="T23">. </text:span><text:span text:style-name="T29">Меняет значение параметра аниматора </text:span><text:span text:style-name="T78">ClickAnimation. </text:span><text:span text:style-name="T31">(Описана часть логики, надо переделать(</text:span></text:p>
      <text:p text:style-name="P19"/>
      <text:p text:style-name="P19">CharacterSelect.cs – <text:span text:style-name="T23">содержит данное о текущем персонаже, который </text:span><text:span text:style-name="T27">ВЫБРАН</text:span><text:span text:style-name="T23"> указателем. </text:span><text:span text:style-name="T24">Это просто </text:span><text:span text:style-name="T75">Sriptable object, </text:span><text:span text:style-name="T25">который будет обновлять это данное в </text:span><text:span text:style-name="T76">RealTime</text:span></text:p>
      <text:p text:style-name="P41"/>
      <text:p text:style-name="P20">CharacterManager – <text:span text:style-name="T9">менеджер всех персонажей на сцене. Можно запросить персонажа по типу.</text:span></text:p>
      <text:p text:style-name="P20"/>
      <text:p text:style-name="P21">CharacterHoverLight – <text:span text:style-name="T9">позсвечивает выбранного игрока.</text:span></text:p>
      <text:p text:style-name="P21"/>
      <text:p text:style-name="P22">Playgame – <text:span text:style-name="T9">создано для </text:span>Characterselect scene, <text:span text:style-name="T9">чтобы выбрать персонажа, и перейти с ним на след уровень.</text:span></text:p>
      <text:p text:style-name="P21"/>
      <text:p text:style-name="P22">#32</text:p>
      <text:p text:style-name="P22"/>
      <text:p text:style-name="P23">PlayerSpawn -<text:span text:style-name="T28">В зависимсоти от выбранного в </text:span><text:span text:style-name="T77">CharacterSelect scene (</text:span><text:span text:style-name="T71">CharacterSelect </text:span><text:span text:style-name="T77">so</text:span><text:span text:style-name="T28">) павна, спавнит его в начале</text:span></text:p>
      <text:p text:style-name="P22"/>
      <text:p text:style-name="P22"/>
      <text:p text:style-name="P24"># 34</text:p>
      <text:p text:style-name="P24"/>
      <text:p text:style-name="P24">ResetLocalPosition – <text:span text:style-name="T9">используется для того, чтобы подстраховаться и сделать сброс </text:span>local position <text:span text:style-name="T9">для меша с помощью </text:span>SO <text:span text:style-name="T9">в аниматоре</text:span></text:p>
      <text:p text:style-name="P24"/>
      <text:p text:style-name="P24"/>
      <text:p text:style-name="P25">#</text:p>
      <text:p text:style-name="P26">charactercontrolcamera – <text:span text:style-name="T79">к</text:span><text:span text:style-name="T30">онтролер </text:span><text:span text:style-name="T9">камер</text:span><text:span text:style-name="T30">ы</text:span><text:span text:style-name="T9"> управления персонажем, аниматор камеры</text:span></text:p>
      <text:p text:style-name="P25">characterselectcamera – <text:span text:style-name="T79">к</text:span><text:span text:style-name="T30">онтролер камеры</text:span><text:span text:style-name="T9"> при выборе персонажа, аниматор камеры</text:span></text:p>
      <text:p text:style-name="P25">StateDrivenCamera_CharacterSelect – cinemashcine, камеры персонажей, которые выбираются в зависимости от выбранного персонажа</text:p>
      <text:p text:style-name="P27">selectcamerastate<text:span text:style-name="T80"> -</text:span></text:p>
      <text:p text:style-name="P27"/>
      <text:p text:style-name="P28">#36</text:p>
      <text:p text:style-name="P28"/>
      <text:p text:style-name="P47"><text:soft-page-break/>SelectCameraState - // Обнуляет параметр выбранного игрока в аниматоре по окончании анимации. Выбор параметра пока реализован в Mouseclick</text:p>
      <text:p text:style-name="P47"/>
      <text:p text:style-name="P48"/>
      <text:p text:style-name="P48">37 Ledge Grabbing</text:p>
      <text:p text:style-name="P48"/>
      <text:p text:style-name="P49">TransitionIndexer.<text:span text:style-name="T81">cs</text:span> – <text:span text:style-name="T32">проверяет услови</text:span><text:span text:style-name="T37">я</text:span><text:span text:style-name="T32"> для параметра </text:span><text:span text:style-name="T82">Transition indexer </text:span><text:span text:style-name="T32">в аниматоре. Реализовано для </text:span><text:span text:style-name="T82">LedgeGrab</text:span></text:p>
      <text:p text:style-name="P49"/>
      <text:p text:style-name="P49">LedgeChecker.<text:span text:style-name="T83">cs – </text:span><text:span text:style-name="T34">проверка, что можно цепляться</text:span></text:p>
      <text:p text:style-name="P49"/>
      <text:p text:style-name="P50">Ledge.cs – <text:span text:style-name="T33">за владельца компонента можно зацепиться. </text:span><text:span text:style-name="T36">Там же оффсет для персонажа</text:span></text:p>
      <text:p text:style-name="P54"/>
      <text:p text:style-name="P51">togglegravirt.cs – <text:span text:style-name="T84">п</text:span><text:span text:style-name="T35">ереключить</text:span><text:span text:style-name="T9"> гравитацию </text:span><text:span text:style-name="T35">в </text:span><text:span text:style-name="T84">RB </text:span><text:span text:style-name="T9">(например после того, как отпускаешь уступ (</text:span>ledgeGrab))</text:p>
      <text:p text:style-name="P51"/>
      <text:p text:style-name="P51"><text:span text:style-name="T85">ToggleBoxCollider – </text:span><text:span text:style-name="T88">вырубаем коллайдер с помозщью </text:span><text:span text:style-name="T86">SO</text:span></text:p>
      <text:p text:style-name="P55"/>
      <text:p text:style-name="P51"><text:span text:style-name="T86">ToggleGravity – </text:span><text:span text:style-name="T88">вырубаем гравитацию с помозью </text:span><text:span text:style-name="T86">SO</text:span></text:p>
      <text:p text:style-name="P55"/>
      <text:p text:style-name="P55"/>
      <text:p text:style-name="P52"><text:span text:style-name="T86"># </text:span><text:span text:style-name="T85">39</text:span></text:p>
      <text:p text:style-name="P56"/>
      <text:p text:style-name="P53"><text:span text:style-name="T85">TeleportOnLedge – </text:span><text:span text:style-name="T87">Так как для первичной реализации </text:span><text:span text:style-name="T85">LedgeGrab </text:span><text:span text:style-name="T87">я использую </text:span><text:span text:style-name="T85">transform.parent, </text:span><text:span text:style-name="T87">решил реализовать телепорт коллайдера к аниматору.</text:span></text:p>
      <text:p text:style-name="P70"/>
      <text:p text:style-name="P70"/>
      <text:p text:style-name="P57">#</text:p>
      <text:p text:style-name="P57"/>
      <text:p text:style-name="P57">spawnbject.cs – <text:span text:style-name="T9">Заспавнить и прицепить объект к части тела.</text:span></text:p>
      <text:p text:style-name="P57"/>
      <text:p text:style-name="P58"/>
      <text:p text:style-name="P58">#46 </text:p>
      <text:p text:style-name="P58"/>
      <text:p text:style-name="P58"><text:span text:style-name="T9">Animation</text:span><text:span text:style-name="T38">P</text:span><text:span text:style-name="T9">rogress.</text:span><text:span text:style-name="T89">cs</text:span> – <text:span text:style-name="T9">особые поля для игрока, сделано так, чтобы скрипты под </text:span>SO <text:span text:style-name="T9">больше подходили под дженерики</text:span></text:p>
      <text:p text:style-name="P58"/>
      <text:p text:style-name="P59"/>
      <text:p text:style-name="P61">#51 </text:p>
      <text:p text:style-name="P60"/>
      <text:p text:style-name="P60">checkturbo – <text:span text:style-name="T39">проверка перехода в бег</text:span></text:p>
      <text:p text:style-name="P71"/>
      <text:p text:style-name="P61">#52 </text:p>
      <text:p text:style-name="P61"/>
      <text:p text:style-name="P61">CheckTurboAndMovement – <text:span text:style-name="T40">если один из двух параметров отрицательный, то второй тоже переводится в </text:span><text:span text:style-name="T41">false</text:span></text:p>
      <text:p text:style-name="P61"/>
      <text:p text:style-name="P62">CheckMovement – <text:span text:style-name="T42">проверка что нажато движение либо вправо, либо влево</text:span></text:p>
      <text:p text:style-name="P72"/>
      <text:p text:style-name="P63">CheckRunningTurn – <text:span text:style-name="T43">меняет параметр </text:span><text:span text:style-name="T90">turn</text:span></text:p>
      <text:p text:style-name="P63"/>
      <text:p text:style-name="P64">Turn180.cs – <text:span text:style-name="T9">для поворота</text:span></text:p>
      <text:p text:style-name="P64"/>
      <text:p text:style-name="P65">#53 DisallowEarlyTurn.cs -</text:p>
      <text:p text:style-name="P65"/>
      <text:p text:style-name="P66">Debug Jeb</text:p>
      <text:p text:style-name="P66"/>
      <text:p text:style-name="P73">Регистрируется атака — добавляется в список атак в <text:span text:style-name="T1">AttackManger. Damage detector </text:span>при обнаружение эллемента в <text:span text:style-name="T1">AttackManager </text:span>проверяет эту атаку. Если атака должна колайдить то проверяются триггер детекторы </text:p>
      <text:p text:style-name="P73"><text:soft-page-break/></text:p>
      <text:p text:style-name="P73"/>
      <text:p text:style-name="P73"/>
      <text:p text:style-name="P73"/>
      <text:p text:style-name="P69">Pathfinding <text:span text:style-name="T9">реализуется через </text:span>StateMachine. <text:span text:style-name="T45">В нем спавнится агент, который определяет маршрут, и за ним следует болванчик. </text:span><text:span text:style-name="T93">CharacterControl </text:span><text:span text:style-name="T46">вызывает </text:span><text:span text:style-name="T92">SendPathfindingAgent </text:span><text:span text:style-name="T46">в котором содержится метод спавна агента.</text:span></text:p>
      <text:p text:style-name="P73"/>
      <text:p text:style-name="P67">Pathfindingagent.<text:span text:style-name="T91">cs</text:span> – <text:span text:style-name="T44">скрипт определяющий маршрут до цели, взаимодействие с </text:span><text:span text:style-name="T91">OffMeshLink</text:span></text:p>
      <text:p text:style-name="P67"/>
      <text:p text:style-name="P68">AIProgress – <text:span text:style-name="T49">компонент для обращения к </text:span><text:span text:style-name="T96">pathfindinf agent</text:span></text:p>
      <text:p text:style-name="P68"/>
      <text:p text:style-name="P68">SendPathfindingAgent – <text:span text:style-name="T94">State </text:span><text:span text:style-name="T47">для спавна агента</text:span></text:p>
      <text:p text:style-name="P68"><text:span text:style-name="T47"/></text:p>
      <text:p text:style-name="P77">AIController – <text:span text:style-name="T48">содержит </text:span><text:span text:style-name="T95">Enum </text:span><text:span text:style-name="T48">с вариантами параметров для движения </text:span><text:span text:style-name="T95">AI. </text:span><text:span text:style-name="T48">Компонент для </text:span><text:span text:style-name="T50">регулирования</text:span></text:p>
      <text:p text:style-name="P78">AISubset – <text:span text:style-name="T9">компонент </text:span>gameobect’<text:span text:style-name="T9">а, служащий отвечающего за один из вариантов движения </text:span>AI</text:p>
      <text:p text:style-name="P79">AITransitionCondition – <text:span text:style-name="T9">переключение между режимами движения </text:span><text:span text:style-name="T98">AI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Times New Roman" svg:font-family="'Times New Roman'" style:font-family-generic="roman" style:font-pitch="variable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2T10:53:47.755000000</dc:date>
    <meta:editing-duration>P11DT12H46M43S</meta:editing-duration>
    <meta:editing-cycles>135</meta:editing-cycles>
    <meta:generator>LibreOffice/7.4.2.3$Windows_X86_64 LibreOffice_project/382eef1f22670f7f4118c8c2dd222ec7ad009daf</meta:generator>
    <meta:document-statistic meta:table-count="0" meta:image-count="0" meta:object-count="0" meta:page-count="5" meta:paragraph-count="110" meta:word-count="925" meta:character-count="7240" meta:non-whitespace-character-count="6363"/>
  </office:meta>
</office:document-meta>
</file>